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urriculum Vitae</text:span></text:h>
      <text:p text:style-name="Text_20_body"><text:span text:style-name="Strong_20_Emphasis">Name:</text:span> [Full Name]<text:line-break/><text:span text:style-name="Strong_20_Emphasis">Date of Birth:</text:span> [Date of Birth]<text:line-break/><text:span text:style-name="Strong_20_Emphasis">Nationality:</text:span> [Country]<text:line-break/><text:span text:style-name="Strong_20_Emphasis">Address:</text:span> [Full Address]<text:line-break/><text:span text:style-name="Strong_20_Emphasis">Email:</text:span> [Email Address]<text:line-break/><text:span text:style-name="Strong_20_Emphasis">Phone:</text:span> [Phone Number]<text:line-break/><text:span text:style-name="Strong_20_Emphasis">LinkedIn:</text:span> [LinkedIn Profile URL] <text:span text:style-name="Emphasis">(optional)</text:span></text:p>
      <text:p text:style-name="Horizontal_20_Line"/>
      <text:h text:style-name="Heading_20_3" text:outline-level="3"><text:span text:style-name="Strong_20_Emphasis">1. Personal Statement</text:span></text:h>
      <text:p text:style-name="Text_20_body">A highly motivated and experienced legal professional with a strong background in [relevant fields, e.g., corporate law, compliance, technology law]. Proven ability to lead legal teams, manage compliance programs, and provide strategic legal advice to support business objectives.</text:p>
      <text:p text:style-name="Horizontal_20_Line"/>
      <text:h text:style-name="Heading_20_3" text:outline-level="3"><text:span text:style-name="Strong_20_Emphasis">2. Education</text:span></text:h>
      <text:p text:style-name="Text_20_body"><text:span text:style-name="Strong_20_Emphasis">[Degree] in [Field of Study]</text:span><text:line-break/>[University Name], [City, Country]<text:line-break/>[Year of Graduation]</text:p>
      <text:p text:style-name="Text_20_body"><text:span text:style-name="Strong_20_Emphasis">Additional Certifications:</text:span></text:p>
      <text:list text:style-name="L1">
        <text:list-item>
          <text:p text:style-name="P2">[Certification Name], [Issuing Organization], [Year]</text:p>
        </text:list-item>
        <text:list-item>
          <text:p text:style-name="P1">[Certification Name], [Issuing Organization], [Year]</text:p>
        </text:list-item>
      </text:list>
      <text:p text:style-name="Horizontal_20_Line"/>
      <text:h text:style-name="Heading_20_3" text:outline-level="3"><text:span text:style-name="Strong_20_Emphasis">3. Professional Experience</text:span></text:h>
      <text:p text:style-name="Text_20_body"><text:span text:style-name="Strong_20_Emphasis">Legal Representative</text:span><text:line-break/><text:span text:style-name="Emphasis">Moien S.A., Luxembourg</text:span><text:line-break/>[Month, Year] – Present</text:p>
      <text:list text:style-name="L2">
        <text:list-item>
          <text:p text:style-name="P4">Oversee all legal aspects of the company's operations, including compliance, contracts, and intellectual property.</text:p>
        </text:list-item>
        <text:list-item>
          <text:p text:style-name="P4">Develop and implement company policies to ensure compliance with local and international laws.</text:p>
        </text:list-item>
        <text:list-item>
          <text:p text:style-name="P4">Manage relationships with external legal advisors and regulatory authorities.</text:p>
        </text:list-item>
        <text:list-item>
          <text:p text:style-name="P3">Provide strategic legal advice to the Board of Directors and executive management.</text:p>
        </text:list-item>
      </text:list>
      <text:p text:style-name="Text_20_body"><text:span text:style-name="Strong_20_Emphasis">[Previous Position Title]</text:span><text:line-break/><text:span text:style-name="Emphasis">[Previous Company Name], [City, Country]</text:span><text:line-break/>[Month, Year] – [Month, Year]</text:p>
      <text:list text:style-name="L3">
        <text:list-item>
          <text:p text:style-name="P6"><text:soft-page-break/>[Responsibility 1]</text:p>
        </text:list-item>
        <text:list-item>
          <text:p text:style-name="P6">[Responsibility 2]</text:p>
        </text:list-item>
        <text:list-item>
          <text:p text:style-name="P5">[Achievement or Contribution]</text:p>
        </text:list-item>
      </text:list>
      <text:p text:style-name="Text_20_body"><text:span text:style-name="Strong_20_Emphasis">[Earlier Position Title]</text:span><text:line-break/><text:span text:style-name="Emphasis">[Earlier Company Name], [City, Country]</text:span><text:line-break/>[Month, Year] – [Month, Year]</text:p>
      <text:list text:style-name="L4">
        <text:list-item>
          <text:p text:style-name="P8">[Responsibility 1]</text:p>
        </text:list-item>
        <text:list-item>
          <text:p text:style-name="P8">[Responsibility 2]</text:p>
        </text:list-item>
        <text:list-item>
          <text:p text:style-name="P7">[Achievement or Contribution]</text:p>
        </text:list-item>
      </text:list>
      <text:p text:style-name="Horizontal_20_Line"/>
      <text:h text:style-name="Heading_20_3" text:outline-level="3"><text:span text:style-name="Strong_20_Emphasis">4. Skills</text:span></text:h>
      <text:list text:style-name="L5">
        <text:list-item>
          <text:p text:style-name="P10"><text:span text:style-name="Strong_20_Emphasis">Legal Compliance:</text:span> Expertise in AML, data protection (GDPR), and corporate governance.</text:p>
        </text:list-item>
        <text:list-item>
          <text:p text:style-name="P10"><text:span text:style-name="Strong_20_Emphasis">Contract Management:</text:span> Skilled in drafting, reviewing, and negotiating contracts.</text:p>
        </text:list-item>
        <text:list-item>
          <text:p text:style-name="P10"><text:span text:style-name="Strong_20_Emphasis">Risk Management:</text:span> Ability to identify and mitigate legal risks.</text:p>
        </text:list-item>
        <text:list-item>
          <text:p text:style-name="P10"><text:span text:style-name="Strong_20_Emphasis">Communication:</text:span> Strong verbal and written communication skills.</text:p>
        </text:list-item>
        <text:list-item>
          <text:p text:style-name="P10"><text:span text:style-name="Strong_20_Emphasis">Leadership:</text:span> Proven leadership and team management abilities.</text:p>
        </text:list-item>
        <text:list-item>
          <text:p text:style-name="P9"><text:span text:style-name="Strong_20_Emphasis">Problem-Solving:</text:span> Effective in resolving complex legal issues.</text:p>
        </text:list-item>
      </text:list>
      <text:p text:style-name="Horizontal_20_Line"/>
      <text:h text:style-name="Heading_20_3" text:outline-level="3"><text:span text:style-name="Strong_20_Emphasis">5. Languages</text:span></text:h>
      <text:list text:style-name="L6">
        <text:list-item>
          <text:p text:style-name="P12"><text:span text:style-name="Strong_20_Emphasis">[Language 1]:</text:span> [Proficiency Level]</text:p>
        </text:list-item>
        <text:list-item>
          <text:p text:style-name="P12"><text:span text:style-name="Strong_20_Emphasis">[Language 2]:</text:span> [Proficiency Level]</text:p>
        </text:list-item>
        <text:list-item>
          <text:p text:style-name="P11"><text:span text:style-name="Strong_20_Emphasis">[Language 3]:</text:span> [Proficiency Level]</text:p>
        </text:list-item>
      </text:list>
      <text:p text:style-name="Horizontal_20_Line"/>
      <text:h text:style-name="Heading_20_3" text:outline-level="3"><text:span text:style-name="Strong_20_Emphasis">6. Professional Affiliations</text:span></text:h>
      <text:list text:style-name="L7">
        <text:list-item>
          <text:p text:style-name="P14"><text:span text:style-name="Strong_20_Emphasis">Member, [Professional Association Name]</text:span>, [Year] – Present</text:p>
        </text:list-item>
        <text:list-item>
          <text:p text:style-name="P13"><text:span text:style-name="Strong_20_Emphasis">Member, [Professional Association Name]</text:span>, [Year] – Present</text:p>
        </text:list-item>
      </text:list>
      <text:p text:style-name="Horizontal_20_Line"/>
      <text:h text:style-name="Heading_20_3" text:outline-level="3"><text:span text:style-name="Strong_20_Emphasis">7. Publications and Presentations</text:span></text:h>
      <text:list text:style-name="L8">
        <text:list-item>
          <text:p text:style-name="P16"><text:span text:style-name="Strong_20_Emphasis">[Title of Publication or Presentation]</text:span>, [Publication/Conference Name], [Year]</text:p>
        </text:list-item>
        <text:list-item>
          <text:p text:style-name="P15"><text:span text:style-name="Strong_20_Emphasis">[Title of Publication or Presentation]</text:span>, [Publication/Conference Name], [Year]</text:p>
        </text:list-item>
      </text:list>
      <text:p text:style-name="Horizontal_20_Line"/>
      <text:h text:style-name="Heading_20_3" text:outline-level="3"><text:span text:style-name="Strong_20_Emphasis">8. References</text:span></text:h>
      <text:p text:style-name="Text_20_body">Available upon request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3:56.853000000</meta:creation-date>
    <meta:generator>LibreOffice/24.2.3.2$Windows_X86_64 LibreOffice_project/433d9c2ded56988e8a90e6b2e771ee4e6a5ab2ba</meta:generator>
    <dc:date>2024-09-27T12:05:08.894000000</dc:date>
    <meta:editing-duration>PT53S</meta:editing-duration>
    <meta:editing-cycles>2</meta:editing-cycles>
    <meta:document-statistic meta:table-count="0" meta:image-count="0" meta:object-count="0" meta:page-count="3" meta:paragraph-count="42" meta:word-count="322" meta:character-count="2426" meta:non-whitespace-character-count="2166"/>
  </office:meta>
</office:document-meta>
</file>